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Default" table:number-columns-repeated="2"/>
          <table:table-cell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office:value-type="float" office:value="345" calcext:value-type="float">
            <text:p>345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2"/>
          <table:table-cell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style-name="Default" table:number-columns-repeated="2"/>
          <table:table-cell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Default" office:value-type="float" office:value="342" calcext:value-type="float">
            <text:p>342</text:p>
          </table:table-cell>
          <table:table-cell table:style-name="Default"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6" calcext:value-type="float">
            <text:p>326</text:p>
          </table:table-cell>
          <table:table-cell table:style-name="Default"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formula="of:=AVERAGE([.M2:.M319])" office:value-type="float" office:value="0.0000271201969036623" calcext:value-type="float">
            <text:p>2.71201969036623E-05</text:p>
          </table:table-cell>
          <table:table-cell table:formula="of:=AVERAGE([.N2:.N319])" office:value-type="float" office:value="0.0000436456176849399" calcext:value-type="float">
            <text:p>4.36456176849399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2:11:41.56307724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4-15T12:17:03.938010775</dc:date>
    <meta:editing-duration>P1DT3H33M33S</meta:editing-duration>
    <meta:editing-cycles>177</meta:editing-cycles>
    <meta:generator>LibreOffice/7.3.2.2$Linux_X86_64 LibreOffice_project/30$Build-2</meta:generator>
    <meta:document-statistic meta:table-count="1" meta:cell-count="5006" meta:object-count="0"/>
  </office:meta>
</office:document-meta>
</file>